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9c75" officeooo:paragraph-rsid="004758a7"/>
    </style:style>
    <style:style style:name="P2" style:family="paragraph" style:parent-style-name="Standard">
      <style:text-properties officeooo:rsid="00229c75" officeooo:paragraph-rsid="0093c936"/>
    </style:style>
    <style:style style:name="P3" style:family="paragraph" style:parent-style-name="Standard">
      <style:text-properties officeooo:paragraph-rsid="002e66ad"/>
    </style:style>
    <style:style style:name="P4" style:family="paragraph" style:parent-style-name="Standard">
      <style:text-properties officeooo:rsid="00242e7a" officeooo:paragraph-rsid="00242e7a"/>
    </style:style>
    <style:style style:name="P5" style:family="paragraph" style:parent-style-name="Standard">
      <style:text-properties officeooo:rsid="00242e7a" officeooo:paragraph-rsid="00432f2d"/>
    </style:style>
    <style:style style:name="P6" style:family="paragraph" style:parent-style-name="Standard">
      <style:text-properties officeooo:rsid="00300836" officeooo:paragraph-rsid="00300836"/>
    </style:style>
    <style:style style:name="P7" style:family="paragraph" style:parent-style-name="Standard">
      <style:text-properties fo:font-weight="bold" officeooo:paragraph-rsid="002e66ad" style:font-weight-asian="bold" style:font-weight-complex="bold"/>
    </style:style>
    <style:style style:name="P8" style:family="paragraph" style:parent-style-name="Standard">
      <style:text-properties fo:font-weight="bold" officeooo:rsid="00229c75" officeooo:paragraph-rsid="004758a7" style:font-weight-asian="bold" style:font-weight-complex="bold"/>
    </style:style>
    <style:style style:name="P9" style:family="paragraph" style:parent-style-name="Standard">
      <style:text-properties fo:font-weight="bold" officeooo:rsid="002196c4" officeooo:paragraph-rsid="002e66ad" style:font-weight-asian="bold" style:font-weight-complex="bold"/>
    </style:style>
    <style:style style:name="P10" style:family="paragraph" style:parent-style-name="Standard">
      <style:text-properties fo:font-weight="bold" officeooo:rsid="00606693" officeooo:paragraph-rsid="005cc0e4" style:font-weight-asian="bold" style:font-weight-complex="bold"/>
    </style:style>
    <style:style style:name="P11" style:family="paragraph" style:parent-style-name="Standard">
      <style:text-properties fo:font-weight="bold" officeooo:rsid="003d9a1e" officeooo:paragraph-rsid="0093c936" style:font-weight-asian="bold" style:font-weight-complex="bold"/>
    </style:style>
    <style:style style:name="P12" style:family="paragraph" style:parent-style-name="Standard">
      <style:text-properties fo:font-weight="bold" officeooo:rsid="00d6da14" officeooo:paragraph-rsid="00d6da14" style:font-weight-asian="bold" style:font-weight-complex="bold"/>
    </style:style>
    <style:style style:name="P13" style:family="paragraph" style:parent-style-name="Standard">
      <style:text-properties fo:font-weight="bold" officeooo:rsid="0033b51a" officeooo:paragraph-rsid="0033b51a" style:font-weight-asian="bold" style:font-weight-complex="bold"/>
    </style:style>
    <style:style style:name="P14" style:family="paragraph" style:parent-style-name="Standard">
      <style:text-properties fo:font-weight="bold" officeooo:rsid="00eed31f" officeooo:paragraph-rsid="00eed31f" style:font-weight-asian="bold" style:font-weight-complex="bold"/>
    </style:style>
    <style:style style:name="P15" style:family="paragraph" style:parent-style-name="Standard">
      <style:text-properties officeooo:rsid="0033b51a" officeooo:paragraph-rsid="0033b51a"/>
    </style:style>
    <style:style style:name="P16" style:family="paragraph" style:parent-style-name="Standard">
      <style:text-properties officeooo:rsid="004a11e7" officeooo:paragraph-rsid="004a11e7"/>
    </style:style>
    <style:style style:name="P17" style:family="paragraph" style:parent-style-name="Standard">
      <style:text-properties officeooo:rsid="005457d4" officeooo:paragraph-rsid="005457d4"/>
    </style:style>
    <style:style style:name="P18" style:family="paragraph" style:parent-style-name="Standard">
      <style:text-properties officeooo:rsid="00341640" officeooo:paragraph-rsid="0033b51a"/>
    </style:style>
    <style:style style:name="P19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normal" officeooo:rsid="00347fcf" officeooo:paragraph-rsid="00347fcf"/>
    </style:style>
    <style:style style:name="P20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normal" officeooo:rsid="005876a0" officeooo:paragraph-rsid="005876a0" style:font-weight-asian="normal" style:font-weight-complex="normal"/>
    </style:style>
    <style:style style:name="P21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normal" officeooo:rsid="005e251c" officeooo:paragraph-rsid="005e251c" style:font-weight-asian="normal" style:font-weight-complex="normal"/>
    </style:style>
    <style:style style:name="P22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normal" officeooo:rsid="005cc0e4" officeooo:paragraph-rsid="005cc0e4" style:font-weight-asian="normal" style:font-weight-complex="normal"/>
    </style:style>
    <style:style style:name="P23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bold" officeooo:rsid="005876a0" officeooo:paragraph-rsid="005876a0" style:font-weight-asian="bold" style:font-weight-complex="bold"/>
    </style:style>
    <style:style style:name="P24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bold" officeooo:rsid="005cc0e4" officeooo:paragraph-rsid="005cc0e4" style:font-weight-asian="bold" style:font-weight-complex="bold"/>
    </style:style>
    <style:style style:name="P25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bold" officeooo:rsid="005cc0e4" officeooo:paragraph-rsid="005e251c" style:font-weight-asian="bold" style:font-weight-complex="bold"/>
    </style:style>
    <style:style style:name="P26" style:family="paragraph" style:parent-style-name="Standard">
      <style:text-properties fo:font-variant="normal" fo:text-transform="none" fo:color="#46464a" loext:opacity="100%" style:font-name="Liberation Serif" fo:font-size="12pt" fo:letter-spacing="normal" fo:font-style="normal" fo:font-weight="bold" officeooo:rsid="006306ef" officeooo:paragraph-rsid="006306ef" style:font-weight-asian="bold" style:font-weight-complex="bold"/>
    </style:style>
    <style:style style:name="P27" style:family="paragraph" style:parent-style-name="Standard">
      <style:text-properties officeooo:rsid="00606693" officeooo:paragraph-rsid="005cc0e4"/>
    </style:style>
    <style:style style:name="P28" style:family="paragraph" style:parent-style-name="Standard">
      <style:text-properties officeooo:paragraph-rsid="006dbbb8"/>
    </style:style>
    <style:style style:name="P29" style:family="paragraph" style:parent-style-name="Standard">
      <style:text-properties fo:font-weight="normal" officeooo:rsid="00717449" officeooo:paragraph-rsid="00717449" style:font-weight-asian="normal" style:font-weight-complex="normal"/>
    </style:style>
    <style:style style:name="P30" style:family="paragraph" style:parent-style-name="Standard">
      <style:text-properties fo:font-weight="normal" officeooo:rsid="00d5c9e8" officeooo:paragraph-rsid="004758a7" style:font-weight-asian="normal" style:font-weight-complex="normal"/>
    </style:style>
    <style:style style:name="P31" style:family="paragraph" style:parent-style-name="Standard">
      <style:text-properties fo:font-weight="normal" officeooo:rsid="00229c75" officeooo:paragraph-rsid="004758a7" style:font-weight-asian="normal" style:font-weight-complex="normal"/>
    </style:style>
    <style:style style:name="P32" style:family="paragraph" style:parent-style-name="Standard">
      <style:text-properties fo:font-weight="normal" officeooo:rsid="00d6da14" officeooo:paragraph-rsid="00dab8a6" style:font-weight-asian="normal" style:font-weight-complex="normal"/>
    </style:style>
    <style:style style:name="P33" style:family="paragraph" style:parent-style-name="Standard">
      <style:text-properties officeooo:paragraph-rsid="0093c936"/>
    </style:style>
    <style:style style:name="P34" style:family="paragraph" style:parent-style-name="Standard">
      <style:text-properties officeooo:rsid="00f0ba96" officeooo:paragraph-rsid="00f0ba96"/>
    </style:style>
    <style:style style:name="P35" style:family="paragraph" style:parent-style-name="Text_20_body">
      <style:text-properties fo:font-weight="bold" officeooo:rsid="006652ed" officeooo:paragraph-rsid="006652ed" style:font-weight-asian="bold" style:font-weight-complex="bold"/>
    </style:style>
    <style:style style:name="P36" style:family="paragraph" style:parent-style-name="Heading_20_2">
      <style:text-properties officeooo:rsid="006dbbb8" officeooo:paragraph-rsid="006dbbb8"/>
    </style:style>
    <style:style style:name="P37" style:family="paragraph" style:parent-style-name="Heading_20_2">
      <style:text-properties officeooo:rsid="007777b5" officeooo:paragraph-rsid="007777b5"/>
    </style:style>
    <style:style style:name="P38" style:family="paragraph" style:parent-style-name="Heading_20_2">
      <style:text-properties officeooo:rsid="00719669" officeooo:paragraph-rsid="00719669"/>
    </style:style>
    <style:style style:name="P39" style:family="paragraph" style:parent-style-name="Heading_20_2">
      <style:text-properties officeooo:rsid="00cbde9b" officeooo:paragraph-rsid="00a20a67"/>
    </style:style>
    <style:style style:name="P40" style:family="paragraph" style:parent-style-name="Heading_20_3">
      <style:text-properties officeooo:rsid="00dab731" officeooo:paragraph-rsid="00dab731"/>
    </style:style>
    <style:style style:name="P41" style:family="paragraph" style:parent-style-name="Heading_20_3">
      <style:text-properties officeooo:rsid="00e2e950" officeooo:paragraph-rsid="00e2e950"/>
    </style:style>
    <style:style style:name="P42" style:family="paragraph" style:parent-style-name="Heading_20_3">
      <style:text-properties officeooo:rsid="007fc6f2" officeooo:paragraph-rsid="007fc6f2"/>
    </style:style>
    <style:style style:name="P43" style:family="paragraph" style:parent-style-name="Heading_20_3">
      <style:text-properties officeooo:rsid="009015aa" officeooo:paragraph-rsid="009015aa"/>
    </style:style>
    <style:style style:name="P44" style:family="paragraph" style:parent-style-name="Standard" style:list-style-name="L1">
      <style:text-properties officeooo:paragraph-rsid="00dab8a6"/>
    </style:style>
    <style:style style:name="P45" style:family="paragraph" style:parent-style-name="Standard" style:list-style-name="L1">
      <style:text-properties fo:font-weight="bold" officeooo:rsid="00d6da14" officeooo:paragraph-rsid="00dab731" style:font-weight-asian="bold" style:font-weight-complex="bold"/>
    </style:style>
    <style:style style:name="P46" style:family="paragraph" style:parent-style-name="Standard" style:list-style-name="L2">
      <style:text-properties fo:font-weight="bold" style:font-weight-asian="bold" style:font-weight-complex="bold"/>
    </style:style>
    <style:style style:name="P47" style:family="paragraph" style:parent-style-name="Standard" style:list-style-name="L3">
      <style:text-properties fo:font-weight="bold" style:font-weight-asian="bold" style:font-weight-complex="bold"/>
    </style:style>
    <style:style style:name="P48" style:family="paragraph" style:parent-style-name="Standard" style:list-style-name="L20">
      <style:text-properties fo:font-weight="bold" officeooo:rsid="006fc3ca" officeooo:paragraph-rsid="006fc3ca" style:font-weight-asian="bold" style:font-weight-complex="bold"/>
    </style:style>
    <style:style style:name="P49" style:family="paragraph" style:parent-style-name="Standard" style:list-style-name="L20">
      <style:text-properties fo:font-weight="bold" officeooo:rsid="00717449" officeooo:paragraph-rsid="00717449" style:font-weight-asian="bold" style:font-weight-complex="bold"/>
    </style:style>
    <style:style style:name="P50" style:family="paragraph" style:parent-style-name="Standard" style:list-style-name="L1">
      <style:text-properties officeooo:rsid="00dab8a6" officeooo:paragraph-rsid="00dab8a6"/>
    </style:style>
    <style:style style:name="P51" style:family="paragraph" style:parent-style-name="Standard" style:list-style-name="L1">
      <style:text-properties fo:font-weight="normal" officeooo:rsid="00dab8a6" officeooo:paragraph-rsid="00dab8a6" style:font-weight-asian="normal" style:font-weight-complex="normal"/>
    </style:style>
    <style:style style:name="P52" style:family="paragraph" style:parent-style-name="Standard" style:list-style-name="L3">
      <style:text-properties fo:font-weight="normal" officeooo:rsid="00d5c9e8" officeooo:paragraph-rsid="00e6b8dd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493892" officeooo:paragraph-rsid="004ec957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4a11e7" officeooo:paragraph-rsid="004a11e7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1a1b8" officeooo:paragraph-rsid="0051a1b8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5457d4" officeooo:paragraph-rsid="005457d4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560741" officeooo:paragraph-rsid="00560741" style:font-weight-asian="normal" style:font-weight-complex="normal"/>
    </style:style>
    <style:style style:name="P58" style:family="paragraph" style:parent-style-name="Standard" style:list-style-name="L8">
      <style:text-properties fo:font-weight="normal" officeooo:rsid="003c4366" officeooo:paragraph-rsid="003c4366" style:font-weight-asian="normal" style:font-weight-complex="normal"/>
    </style:style>
    <style:style style:name="P59" style:family="paragraph" style:parent-style-name="Standard" style:list-style-name="L15">
      <style:text-properties fo:font-weight="normal" officeooo:rsid="0078d3dd" officeooo:paragraph-rsid="0078d3dd" style:font-weight-asian="normal" style:font-weight-complex="normal"/>
    </style:style>
    <style:style style:name="P60" style:family="paragraph" style:parent-style-name="Standard" style:list-style-name="L15">
      <style:text-properties fo:font-weight="normal" officeooo:rsid="0079f5f8" officeooo:paragraph-rsid="0079f5f8" style:font-weight-asian="normal" style:font-weight-complex="normal"/>
    </style:style>
    <style:style style:name="P61" style:family="paragraph" style:parent-style-name="Standard" style:list-style-name="L20">
      <style:text-properties fo:font-weight="normal" officeooo:rsid="006fc3ca" officeooo:paragraph-rsid="006fc3ca" style:font-weight-asian="normal" style:font-weight-complex="normal"/>
    </style:style>
    <style:style style:name="P62" style:family="paragraph" style:parent-style-name="Standard" style:list-style-name="L20">
      <style:text-properties fo:font-weight="normal" officeooo:rsid="00713651" officeooo:paragraph-rsid="006fc3ca" style:font-weight-asian="normal" style:font-weight-complex="normal"/>
    </style:style>
    <style:style style:name="P63" style:family="paragraph" style:parent-style-name="Standard">
      <style:text-properties fo:font-weight="normal" officeooo:rsid="00229c75" officeooo:paragraph-rsid="004758a7" style:font-weight-asian="normal" style:font-weight-complex="normal"/>
    </style:style>
    <style:style style:name="P64" style:family="paragraph" style:parent-style-name="Standard" style:list-style-name="L2"/>
    <style:style style:name="P65" style:family="paragraph" style:parent-style-name="Standard" style:list-style-name="L2">
      <style:text-properties officeooo:rsid="00e9c5c4" officeooo:paragraph-rsid="00e9c5c4"/>
    </style:style>
    <style:style style:name="P66" style:family="paragraph" style:parent-style-name="Standard" style:list-style-name="L3">
      <style:text-properties officeooo:rsid="00e2e950" officeooo:paragraph-rsid="00e2e950"/>
    </style:style>
    <style:style style:name="P67" style:family="paragraph" style:parent-style-name="Standard" style:list-style-name="L3">
      <style:text-properties officeooo:rsid="00e1af6b" officeooo:paragraph-rsid="00e4be28"/>
    </style:style>
    <style:style style:name="P68" style:family="paragraph" style:parent-style-name="Standard" style:list-style-name="L4">
      <style:text-properties officeooo:rsid="00ce7f5c" officeooo:paragraph-rsid="00ce7f5c"/>
    </style:style>
    <style:style style:name="P69" style:family="paragraph" style:parent-style-name="Standard" style:list-style-name="L5">
      <style:text-properties officeooo:paragraph-rsid="004ec957"/>
    </style:style>
    <style:style style:name="P70" style:family="paragraph" style:parent-style-name="Standard" style:list-style-name="L5">
      <style:text-properties officeooo:rsid="00392b77" officeooo:paragraph-rsid="004758a7"/>
    </style:style>
    <style:style style:name="P71" style:family="paragraph" style:parent-style-name="Standard" style:list-style-name="L9">
      <style:text-properties officeooo:rsid="002e66ad" officeooo:paragraph-rsid="002e66ad"/>
    </style:style>
    <style:style style:name="P72" style:family="paragraph" style:parent-style-name="Standard" style:list-style-name="L10">
      <style:text-properties officeooo:rsid="002e66ad" officeooo:paragraph-rsid="002e66ad"/>
    </style:style>
    <style:style style:name="P73" style:family="paragraph" style:parent-style-name="Standard" style:list-style-name="L11">
      <style:text-properties officeooo:rsid="002196c4" officeooo:paragraph-rsid="002e66ad"/>
    </style:style>
    <style:style style:name="P74" style:family="paragraph" style:parent-style-name="Standard" style:list-style-name="L11">
      <style:text-properties officeooo:rsid="0027c645" officeooo:paragraph-rsid="0027c645"/>
    </style:style>
    <style:style style:name="P75" style:family="paragraph" style:parent-style-name="Standard" style:list-style-name="L12">
      <style:text-properties officeooo:rsid="00361682" officeooo:paragraph-rsid="00361682"/>
    </style:style>
    <style:style style:name="P76" style:family="paragraph" style:parent-style-name="Standard" style:list-style-name="L12">
      <style:text-properties officeooo:rsid="00466af3" officeooo:paragraph-rsid="00466af3"/>
    </style:style>
    <style:style style:name="P77" style:family="paragraph" style:parent-style-name="Standard" style:list-style-name="L12">
      <style:text-properties officeooo:rsid="0041312c" officeooo:paragraph-rsid="0041312c"/>
    </style:style>
    <style:style style:name="P78" style:family="paragraph" style:parent-style-name="Standard" style:list-style-name="L12">
      <style:text-properties officeooo:rsid="0044691c" officeooo:paragraph-rsid="0044691c"/>
    </style:style>
    <style:style style:name="P79" style:family="paragraph" style:parent-style-name="Standard" style:list-style-name="L12">
      <style:text-properties officeooo:rsid="004bc270" officeooo:paragraph-rsid="004bc270"/>
    </style:style>
    <style:style style:name="P80" style:family="paragraph" style:parent-style-name="Standard" style:list-style-name="L12">
      <style:text-properties officeooo:rsid="00453337" officeooo:paragraph-rsid="00453337"/>
    </style:style>
    <style:style style:name="P81" style:family="paragraph" style:parent-style-name="Standard" style:list-style-name="L13">
      <style:text-properties officeooo:rsid="00347fcf" officeooo:paragraph-rsid="00347fcf"/>
    </style:style>
    <style:style style:name="P82" style:family="paragraph" style:parent-style-name="Standard" style:list-style-name="L13">
      <style:text-properties fo:font-variant="normal" fo:text-transform="none" fo:color="#46464a" loext:opacity="100%" style:font-name="Liberation Serif" fo:font-size="12pt" fo:letter-spacing="normal" fo:font-style="normal" fo:font-weight="normal" officeooo:rsid="00347fcf" officeooo:paragraph-rsid="00347fcf"/>
    </style:style>
    <style:style style:name="P83" style:family="paragraph" style:parent-style-name="Standard" style:list-style-name="L18">
      <style:text-properties fo:font-variant="normal" fo:text-transform="none" fo:color="#46464a" loext:opacity="100%" style:font-name="Liberation Serif" fo:font-size="12pt" fo:letter-spacing="normal" fo:font-style="normal" fo:font-weight="normal" officeooo:rsid="00347fcf" officeooo:paragraph-rsid="00347fcf"/>
    </style:style>
    <style:style style:name="P84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9bdce9" officeooo:paragraph-rsid="009bdce9"/>
    </style:style>
    <style:style style:name="P85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9a2be7" officeooo:paragraph-rsid="009a2be7"/>
    </style:style>
    <style:style style:name="P86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7ec095" officeooo:paragraph-rsid="007ec095"/>
    </style:style>
    <style:style style:name="P87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7777b5" officeooo:paragraph-rsid="007777b5"/>
    </style:style>
    <style:style style:name="P88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7fc6f2" officeooo:paragraph-rsid="007fc6f2"/>
    </style:style>
    <style:style style:name="P89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8428aa" officeooo:paragraph-rsid="008428aa"/>
    </style:style>
    <style:style style:name="P90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7c0ff7" officeooo:paragraph-rsid="007c0ff7"/>
    </style:style>
    <style:style style:name="P91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78d3dd" officeooo:paragraph-rsid="0078d3dd" style:font-weight-asian="normal" style:font-weight-complex="normal"/>
    </style:style>
    <style:style style:name="P92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94c24c" officeooo:paragraph-rsid="0094c24c" style:font-weight-asian="normal" style:font-weight-complex="normal"/>
    </style:style>
    <style:style style:name="P93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969ed6" officeooo:paragraph-rsid="00969ed6" style:font-weight-asian="normal" style:font-weight-complex="normal"/>
    </style:style>
    <style:style style:name="P94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79f5f8" officeooo:paragraph-rsid="0079f5f8" style:font-weight-asian="normal" style:font-weight-complex="normal"/>
    </style:style>
    <style:style style:name="P95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normal" officeooo:rsid="007acec4" officeooo:paragraph-rsid="007acec4" style:font-weight-asian="normal" style:font-weight-complex="normal"/>
    </style:style>
    <style:style style:name="P96" style:family="paragraph" style:parent-style-name="Standard" style:list-style-name="L18">
      <style:text-properties fo:font-variant="normal" fo:text-transform="none" fo:color="#46464a" loext:opacity="100%" style:font-name="Liberation Serif" fo:font-size="12pt" fo:letter-spacing="normal" fo:font-style="normal" fo:font-weight="normal" officeooo:rsid="00743b16" officeooo:paragraph-rsid="0075acbd" style:font-weight-asian="normal" style:font-weight-complex="normal"/>
    </style:style>
    <style:style style:name="P97" style:family="paragraph" style:parent-style-name="Standard" style:list-style-name="L18">
      <style:text-properties fo:font-variant="normal" fo:text-transform="none" fo:color="#46464a" loext:opacity="100%" style:font-name="Liberation Serif" fo:font-size="12pt" fo:letter-spacing="normal" fo:font-style="normal" fo:font-weight="normal" officeooo:rsid="00743b16" officeooo:paragraph-rsid="00743b16" style:font-weight-asian="normal" style:font-weight-complex="normal"/>
    </style:style>
    <style:style style:name="P98" style:family="paragraph" style:parent-style-name="Standard" style:list-style-name="L18">
      <style:text-properties fo:font-variant="normal" fo:text-transform="none" fo:color="#46464a" loext:opacity="100%" style:font-name="Liberation Serif" fo:font-size="12pt" fo:letter-spacing="normal" fo:font-style="normal" fo:font-weight="normal" officeooo:rsid="00753ab1" officeooo:paragraph-rsid="00753ab1" style:font-weight-asian="normal" style:font-weight-complex="normal"/>
    </style:style>
    <style:style style:name="P99" style:family="paragraph" style:parent-style-name="Standard" style:list-style-name="L19">
      <style:text-properties fo:font-variant="normal" fo:text-transform="none" fo:color="#46464a" loext:opacity="100%" style:font-name="Liberation Serif" fo:font-size="12pt" fo:letter-spacing="normal" fo:font-style="normal" fo:font-weight="normal" officeooo:rsid="009fbf95" officeooo:paragraph-rsid="009fbf95" style:font-weight-asian="normal" style:font-weight-complex="normal"/>
    </style:style>
    <style:style style:name="P100" style:family="paragraph" style:parent-style-name="Standard" style:list-style-name="L19">
      <style:text-properties fo:font-variant="normal" fo:text-transform="none" fo:color="#46464a" loext:opacity="100%" style:font-name="Liberation Serif" fo:font-size="12pt" fo:letter-spacing="normal" fo:font-style="normal" fo:font-weight="normal" officeooo:rsid="00a13be7" officeooo:paragraph-rsid="00a13be7" style:font-weight-asian="normal" style:font-weight-complex="normal"/>
    </style:style>
    <style:style style:name="P101" style:family="paragraph" style:parent-style-name="Standard" style:list-style-name="L19">
      <style:text-properties fo:font-variant="normal" fo:text-transform="none" fo:color="#46464a" loext:opacity="100%" style:font-name="Liberation Serif" fo:font-size="12pt" fo:letter-spacing="normal" fo:font-style="normal" fo:font-weight="normal" officeooo:rsid="005876a0" officeooo:paragraph-rsid="005876a0" style:font-weight-asian="normal" style:font-weight-complex="normal"/>
    </style:style>
    <style:style style:name="P102" style:family="paragraph" style:parent-style-name="Standard" style:list-style-name="L19">
      <style:text-properties fo:font-variant="normal" fo:text-transform="none" fo:color="#46464a" loext:opacity="100%" style:font-name="Liberation Serif" fo:font-size="12pt" fo:letter-spacing="normal" fo:font-style="normal" fo:font-weight="normal" officeooo:rsid="005c4221" officeooo:paragraph-rsid="005c4221" style:font-weight-asian="normal" style:font-weight-complex="normal"/>
    </style:style>
    <style:style style:name="P103" style:family="paragraph" style:parent-style-name="Standard" style:list-style-name="L18">
      <style:text-properties fo:font-variant="normal" fo:text-transform="none" fo:color="#46464a" loext:opacity="100%" style:font-name="Liberation Serif" fo:font-size="12pt" fo:letter-spacing="normal" fo:font-style="normal" fo:font-weight="normal" officeooo:rsid="0073e49a" officeooo:paragraph-rsid="0073e49a"/>
    </style:style>
    <style:style style:name="P104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bold" officeooo:rsid="0081da4d" officeooo:paragraph-rsid="0081da4d" style:font-weight-asian="bold" style:font-weight-complex="bold"/>
    </style:style>
    <style:style style:name="P105" style:family="paragraph" style:parent-style-name="Standard" style:list-style-name="L15">
      <style:text-properties fo:font-variant="normal" fo:text-transform="none" fo:color="#46464a" loext:opacity="100%" style:font-name="Liberation Serif" fo:font-size="12pt" fo:letter-spacing="normal" fo:font-style="normal" fo:font-weight="bold" officeooo:rsid="008e9a40" officeooo:paragraph-rsid="008e9a40" style:font-weight-asian="bold" style:font-weight-complex="bold"/>
    </style:style>
    <style:style style:name="P106" style:family="paragraph" style:parent-style-name="Standard" style:list-style-name="L18">
      <style:text-properties fo:font-variant="normal" fo:text-transform="none" fo:color="#46464a" loext:opacity="100%" style:font-name="Liberation Serif" fo:font-size="12pt" fo:letter-spacing="normal" fo:font-style="normal" fo:font-weight="bold" officeooo:rsid="0073e49a" officeooo:paragraph-rsid="0073e49a" style:font-weight-asian="bold" style:font-weight-complex="bold"/>
    </style:style>
    <style:style style:name="P107" style:family="paragraph" style:parent-style-name="Standard" style:list-style-name="L14"/>
    <style:style style:name="P108" style:family="paragraph" style:parent-style-name="Standard" style:list-style-name="L14">
      <style:text-properties officeooo:rsid="00cf7549" officeooo:paragraph-rsid="00cf7549"/>
    </style:style>
    <style:style style:name="P109" style:family="paragraph" style:parent-style-name="Standard" style:list-style-name="L14">
      <style:text-properties officeooo:rsid="007777b5" officeooo:paragraph-rsid="007777b5"/>
    </style:style>
    <style:style style:name="P110" style:family="paragraph" style:parent-style-name="Standard" style:list-style-name="L14">
      <style:text-properties officeooo:rsid="00cec351" officeooo:paragraph-rsid="00cec351"/>
    </style:style>
    <style:style style:name="P111" style:family="paragraph" style:parent-style-name="Standard" style:list-style-name="L16"/>
    <style:style style:name="P112" style:family="paragraph" style:parent-style-name="Standard" style:list-style-name="L16">
      <style:text-properties officeooo:rsid="008a85e0" officeooo:paragraph-rsid="008a85e0"/>
    </style:style>
    <style:style style:name="P113" style:family="paragraph" style:parent-style-name="Standard" style:list-style-name="L17"/>
    <style:style style:name="P114" style:family="paragraph" style:parent-style-name="Standard" style:list-style-name="L17">
      <style:text-properties officeooo:rsid="009015aa" officeooo:paragraph-rsid="009015aa"/>
    </style:style>
    <style:style style:name="P115" style:family="paragraph" style:parent-style-name="Text_20_body" style:list-style-name="L21">
      <style:text-properties officeooo:paragraph-rsid="006652ed"/>
    </style:style>
    <style:style style:name="T1" style:family="text">
      <style:text-properties officeooo:rsid="001f928e"/>
    </style:style>
    <style:style style:name="T2" style:family="text">
      <style:text-properties officeooo:rsid="002e0b6c"/>
    </style:style>
    <style:style style:name="T3" style:family="text">
      <style:text-properties officeooo:rsid="002e66ad"/>
    </style:style>
    <style:style style:name="T4" style:family="text">
      <style:text-properties officeooo:rsid="00314b5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928e" style:font-weight-asian="bold" style:font-weight-complex="bold"/>
    </style:style>
    <style:style style:name="T7" style:family="text">
      <style:text-properties fo:font-weight="bold" officeooo:rsid="00242e7a" style:font-weight-asian="bold" style:font-weight-complex="bold"/>
    </style:style>
    <style:style style:name="T8" style:family="text">
      <style:text-properties fo:font-weight="bold" officeooo:rsid="002e0b6c" style:font-weight-asian="bold" style:font-weight-complex="bold"/>
    </style:style>
    <style:style style:name="T9" style:family="text">
      <style:text-properties fo:font-weight="bold" officeooo:rsid="00347fcf" style:font-weight-asian="bold" style:font-weight-complex="bold"/>
    </style:style>
    <style:style style:name="T10" style:family="text">
      <style:text-properties fo:font-weight="bold" officeooo:rsid="003903b3" style:font-weight-asian="bold" style:font-weight-complex="bold"/>
    </style:style>
    <style:style style:name="T11" style:family="text">
      <style:text-properties fo:font-weight="bold" officeooo:rsid="00392b77" style:font-weight-asian="bold" style:font-weight-complex="bold"/>
    </style:style>
    <style:style style:name="T12" style:family="text">
      <style:text-properties fo:font-weight="bold" officeooo:rsid="003c4366" style:font-weight-asian="bold" style:font-weight-complex="bold"/>
    </style:style>
    <style:style style:name="T13" style:family="text">
      <style:text-properties fo:font-weight="bold" officeooo:rsid="003d9a1e" style:font-weight-asian="bold" style:font-weight-complex="bold"/>
    </style:style>
    <style:style style:name="T14" style:family="text">
      <style:text-properties fo:font-weight="bold" officeooo:rsid="004758a7" style:font-weight-asian="bold" style:font-weight-complex="bold"/>
    </style:style>
    <style:style style:name="T15" style:family="text">
      <style:text-properties fo:font-weight="bold" officeooo:rsid="00229c75" style:font-weight-asian="bold" style:font-weight-complex="bold"/>
    </style:style>
    <style:style style:name="T16" style:family="text">
      <style:text-properties fo:font-weight="bold" officeooo:rsid="003fcc81" style:font-weight-asian="bold" style:font-weight-complex="bold"/>
    </style:style>
    <style:style style:name="T17" style:family="text">
      <style:text-properties fo:font-weight="bold" officeooo:rsid="004ec957" style:font-weight-asian="bold" style:font-weight-complex="bold"/>
    </style:style>
    <style:style style:name="T18" style:family="text">
      <style:text-properties fo:font-weight="bold" officeooo:rsid="005005e7" style:font-weight-asian="bold" style:font-weight-complex="bold"/>
    </style:style>
    <style:style style:name="T19" style:family="text">
      <style:text-properties fo:font-weight="bold" officeooo:rsid="00560741" style:font-weight-asian="bold" style:font-weight-complex="bold"/>
    </style:style>
    <style:style style:name="T20" style:family="text">
      <style:text-properties fo:font-weight="bold" officeooo:rsid="00912d24" style:font-weight-asian="bold" style:font-weight-complex="bold"/>
    </style:style>
    <style:style style:name="T21" style:family="text">
      <style:text-properties fo:font-weight="bold" officeooo:rsid="0098941a" style:font-weight-asian="bold" style:font-weight-complex="bold"/>
    </style:style>
    <style:style style:name="T22" style:family="text">
      <style:text-properties fo:font-weight="bold" officeooo:rsid="00c9f84b" style:font-weight-asian="bold" style:font-weight-complex="bold"/>
    </style:style>
    <style:style style:name="T23" style:family="text">
      <style:text-properties fo:font-weight="bold" officeooo:rsid="00cd5ef3" style:font-weight-asian="bold" style:font-weight-complex="bold"/>
    </style:style>
    <style:style style:name="T24" style:family="text">
      <style:text-properties fo:font-weight="bold" officeooo:rsid="00ebc3ed" style:font-weight-asian="bold" style:font-weight-complex="bold"/>
    </style:style>
    <style:style style:name="T25" style:family="text">
      <style:text-properties officeooo:rsid="00347fcf"/>
    </style:style>
    <style:style style:name="T26" style:family="text">
      <style:text-properties officeooo:rsid="0041312c"/>
    </style:style>
    <style:style style:name="T27" style:family="text">
      <style:text-properties officeooo:rsid="00432f2d"/>
    </style:style>
    <style:style style:name="T28" style:family="text">
      <style:text-properties officeooo:rsid="004ea36e"/>
    </style:style>
    <style:style style:name="T29" style:family="text">
      <style:text-properties officeooo:rsid="004ec957"/>
    </style:style>
    <style:style style:name="T30" style:family="text">
      <style:text-properties officeooo:rsid="005005e7"/>
    </style:style>
    <style:style style:name="T31" style:family="text">
      <style:text-properties fo:font-variant="normal" fo:text-transform="none" fo:color="#46464a" loext:opacity="100%" style:font-name="Liberation Serif" fo:font-size="12pt" fo:letter-spacing="normal" fo:font-style="normal"/>
    </style:style>
    <style:style style:name="T32" style:family="text">
      <style:text-properties fo:font-variant="normal" fo:text-transform="none" fo:color="#46464a" loext:opacity="100%" style:font-name="Liberation Serif" fo:font-size="12pt" fo:letter-spacing="normal" fo:font-style="normal" officeooo:rsid="007777b5"/>
    </style:style>
    <style:style style:name="T33" style:family="text">
      <style:text-properties fo:font-variant="normal" fo:text-transform="none" fo:color="#46464a" loext:opacity="100%" style:font-name="Liberation Serif" fo:font-size="12pt" fo:letter-spacing="normal" fo:font-style="normal" officeooo:rsid="0094c24c"/>
    </style:style>
    <style:style style:name="T34" style:family="text">
      <style:text-properties officeooo:rsid="0052cca2"/>
    </style:style>
    <style:style style:name="T35" style:family="text">
      <style:text-properties officeooo:rsid="00560741"/>
    </style:style>
    <style:style style:name="T36" style:family="text">
      <style:text-properties officeooo:rsid="00584ad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5e251c" style:font-weight-asian="normal" style:font-weight-complex="normal"/>
    </style:style>
    <style:style style:name="T39" style:family="text">
      <style:text-properties fo:font-weight="normal" officeooo:rsid="006652ed" style:font-weight-asian="normal" style:font-weight-complex="normal"/>
    </style:style>
    <style:style style:name="T40" style:family="text">
      <style:text-properties fo:font-weight="normal" officeooo:rsid="00713651" style:font-weight-asian="normal" style:font-weight-complex="normal"/>
    </style:style>
    <style:style style:name="T41" style:family="text">
      <style:text-properties fo:font-weight="normal" officeooo:rsid="003d9a1e" style:font-weight-asian="normal" style:font-weight-complex="normal"/>
    </style:style>
    <style:style style:name="T42" style:family="text">
      <style:text-properties fo:font-weight="normal" officeooo:rsid="00c9f84b" style:font-weight-asian="normal" style:font-weight-complex="normal"/>
    </style:style>
    <style:style style:name="T43" style:family="text">
      <style:text-properties fo:font-weight="normal" officeooo:rsid="00cd5ef3" style:font-weight-asian="normal" style:font-weight-complex="normal"/>
    </style:style>
    <style:style style:name="T44" style:family="text">
      <style:text-properties fo:font-weight="normal" officeooo:rsid="00d6da14" style:font-weight-asian="normal" style:font-weight-complex="normal"/>
    </style:style>
    <style:style style:name="T45" style:family="text">
      <style:text-properties fo:font-weight="normal" officeooo:rsid="00dab8a6" style:font-weight-asian="normal" style:font-weight-complex="normal"/>
    </style:style>
    <style:style style:name="T46" style:family="text">
      <style:text-properties officeooo:rsid="005e251c"/>
    </style:style>
    <style:style style:name="T47" style:family="text">
      <style:text-properties officeooo:rsid="00616f9c"/>
    </style:style>
    <style:style style:name="T48" style:family="text">
      <style:text-properties officeooo:rsid="006bfa7c"/>
    </style:style>
    <style:style style:name="T49" style:family="text">
      <style:text-properties officeooo:rsid="006f2cc4"/>
    </style:style>
    <style:style style:name="T50" style:family="text">
      <style:text-properties officeooo:rsid="0073e49a"/>
    </style:style>
    <style:style style:name="T51" style:family="text">
      <style:text-properties officeooo:rsid="0075079b"/>
    </style:style>
    <style:style style:name="T52" style:family="text">
      <style:text-properties officeooo:rsid="0075acbd"/>
    </style:style>
    <style:style style:name="T53" style:family="text">
      <style:text-properties officeooo:rsid="0081724d"/>
    </style:style>
    <style:style style:name="T54" style:family="text">
      <style:text-properties officeooo:rsid="00878384"/>
    </style:style>
    <style:style style:name="T55" style:family="text">
      <style:text-properties officeooo:rsid="008bf2c9"/>
    </style:style>
    <style:style style:name="T56" style:family="text">
      <style:text-properties officeooo:rsid="0098941a"/>
    </style:style>
    <style:style style:name="T57" style:family="text">
      <style:text-properties officeooo:rsid="00cec9ba"/>
    </style:style>
    <style:style style:name="T58" style:family="text">
      <style:text-properties officeooo:rsid="00d14b3d"/>
    </style:style>
    <style:style style:name="T59" style:family="text">
      <style:text-properties officeooo:rsid="00d6da14"/>
    </style:style>
    <style:style style:name="T60" style:family="text">
      <style:text-properties officeooo:rsid="00dca9e5"/>
    </style:style>
    <style:style style:name="T61" style:family="text">
      <style:text-properties officeooo:rsid="00e7f904"/>
    </style:style>
    <style:style style:name="T62" style:family="text">
      <style:text-properties officeooo:rsid="00ec1a6c"/>
    </style:style>
    <style:style style:name="T63" style:family="text">
      <style:text-properties officeooo:rsid="00ee57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-</text:span><text:span text:style-name="T20">p- tells nmap to scan all possible ports (0-65,535)</text:span></text:p>
      <text:p text:style-name="P31"/>
      <text:p text:style-name="Text_20_body">--script firewall-bypass</text:p>
      <text:p text:style-name="P14">filtered|open <text:span text:style-name="T37">Open ports do not give a response,</text:span></text:p>
      <text:p text:style-name="P31"/>
      <text:h text:style-name="P40" text:outline-level="3">-<text:span text:style-name="T63">sL </text:span>List Scan (Used mostly for host discovery on a network)</text:h>
      <text:list xml:id="list1462892282" text:style-name="L1">
        <text:list-item>
          <text:p text:style-name="P45">nmap -sL –dns-servers 4.2.2.1,4.2.2.2 ipinfo.io/28</text:p>
        </text:list-item>
        <text:list-item>
          <text:p text:style-name="P50"><text:span text:style-name="T44">D</text:span><text:span text:style-name="T37">oes not scan any ports so it’s less intrusive</text:span></text:p>
        </text:list-item>
        <text:list-item>
          <text:p text:style-name="P51">Make sure to use -dns-servers because this can does rDNS</text:p>
        </text:list-item>
        <text:list-item>
          <text:p text:style-name="P44"><text:span text:style-name="T45">The /28 l</text:span><text:span text:style-name="T44">ist</text:span><text:span text:style-name="T45">s</text:span><text:span text:style-name="T44"> 16 IP addresses and hostnames associated with ipinfo.io</text:span></text:p>
        </text:list-item>
      </text:list>
      <text:p text:style-name="P32"/>
      <text:h text:style-name="P40" text:outline-level="3">-<text:span text:style-name="T63">sn </text:span>Disable Port Scan <text:span text:style-name="T60">(Sometimes called a Ping Scan)</text:span></text:h>
      <text:list xml:id="list565937358" text:style-name="L2">
        <text:list-item>
          <text:p text:style-name="P46">nmap -sn <text:span text:style-name="T59">–dns-servers 4.2.2.1,4.2.2.2 ipinfo.io/28</text:span></text:p>
        </text:list-item>
        <text:list-item>
          <text:p text:style-name="P64">Does rDNS so use --dns-servers</text:p>
        </text:list-item>
        <text:list-item>
          <text:p text:style-name="P64">Hosts may not respond to ICMP so sends a series of scans:</text:p>
          <text:list>
            <text:list-item>
              <text:p text:style-name="P64">ICMP request</text:p>
            </text:list-item>
            <text:list-item>
              <text:p text:style-name="P64">SYN to port 443</text:p>
            </text:list-item>
            <text:list-item>
              <text:p text:style-name="P64">ACK to port 80</text:p>
            </text:list-item>
            <text:list-item>
              <text:p text:style-name="P64">ICMP Timestamp request</text:p>
            </text:list-item>
          </text:list>
        </text:list-item>
        <text:list-item>
          <text:p text:style-name="P64">Helps it better determine if a host is up</text:p>
        </text:list-item>
        <text:list-item>
          <text:p text:style-name="P65">By itself it <text:span text:style-name="T5">does not scan all 1,000 ports </text:span><text:span text:style-name="T24">like -sS</text:span>, only <text:span text:style-name="T62">scans</text:span> 443 and 80</text:p>
        </text:list-item>
      </text:list>
      <text:h text:style-name="P41" text:outline-level="3">-<text:span text:style-name="T63">Pn </text:span>Disable Ping <text:span text:style-name="T61">Scan</text:span></text:h>
      <text:list xml:id="list1488418583" text:style-name="L3">
        <text:list-item>
          <text:p text:style-name="P47">nmap -Pn -p 80 <text:s/><text:span text:style-name="T59">dns-servers 4.2.2.1,4.2.2.2 </text:span>192.168.1.181</text:p>
        </text:list-item>
        <text:list-item>
          <text:p text:style-name="P66">Does not do ICMP</text:p>
        </text:list-item>
        <text:list-item>
          <text:p text:style-name="P67">Does rDNS so use --dns-servers</text:p>
        </text:list-item>
        <text:list-item>
          <text:p text:style-name="P66">Does do SYN scan then RST packets</text:p>
        </text:list-item>
        <text:list-item>
          <text:p text:style-name="P66">Use this if you know the host is up</text:p>
        </text:list-item>
        <text:list-item>
          <text:p text:style-name="P52">If used with CIDR block then this can take a long time since nmap has to wait for timeouts and retries.</text:p>
        </text:list-item>
      </text:list>
      <text:p text:style-name="P30"/>
      <text:p text:style-name="P33"><text:span text:style-name="T5">-</text:span><text:span text:style-name="T6">n</text:span><text:span text:style-name="T1"> don’t do DNS reverse lookups. <text:s/>Can increase performance</text:span></text:p>
      <text:list xml:id="list3529759774" text:style-name="L4">
        <text:list-item>
          <text:p text:style-name="P68">CAN ALSO GIVE AWAY INFO TO IDS/IPS</text:p>
        </text:list-item>
      </text:list>
      <text:p text:style-name="P2"><text:span text:style-name="T20">-</text:span><text:span text:style-name="T13">R </text:span><text:span text:style-name="T41">always do reverse DNS lookup</text:span></text:p>
      <text:p text:style-name="P2"><text:span text:style-name="T13">-</text:span><text:span text:style-name="T22">O </text:span><text:span text:style-name="T42">Remote OS detection using TCP/IP stack fingerprinting</text:span></text:p>
      <text:p text:style-name="P2"><text:span text:style-name="T22">-</text:span><text:span text:style-name="T23">S &lt;ip_address&gt;</text:span><text:span text:style-name="T43"> spoof an IP address. <text:s/>Might have to also specify -e with the NIC to use.</text:span></text:p>
      <text:p text:style-name="P11"/>
      <text:p text:style-name="P1"><text:span text:style-name="T7">sudo nmap -s</text:span><text:span text:style-name="T10">n</text:span><text:span text:style-name="T5"> </text:span><text:span text:style-name="T11">192.168.1.0/24 <text:s text:c="2"/></text:span><text:span text:style-name="T17">or &lt;target_ip&gt;</text:span></text:p>
      <text:list xml:id="list3441598924" text:style-name="L5">
        <text:list-item>
          <text:p text:style-name="P70">Detect all hosts on a network <text:span text:style-name="T29">without doing scans</text:span></text:p>
        </text:list-item>
        <text:list-item>
          <text:p text:style-name="P69"><text:span text:style-name="T15">Don’t port scan, </text:span><text:span text:style-name="T17">o</text:span><text:span text:style-name="T15">nly sends ICMP t</text:span><text:span text:style-name="T16">o</text:span><text:span text:style-name="T15"> determine if they are up</text:span></text:p>
        </text:list-item>
        <text:list-item>
          <text:p text:style-name="P53">Ping scan -sP does same thing, used for older nmap versio<text:span text:style-name="T36">n</text:span></text:p>
        </text:list-item>
      </text:list>
      <text:p text:style-name="P8"/>
      <text:p text:style-name="P16"><text:span text:style-name="T15">s</text:span><text:span text:style-name="T5">udo nmap -f &lt;target_ip&gt; <text:s/>(or u</text:span><text:span text:style-name="T18">se</text:span><text:span text:style-name="T5"> -mtu &lt;</text:span><text:span text:style-name="T18">num bytes</text:span><text:span text:style-name="T5">&gt; to control packet size AFTER IP header)</text:span></text:p>
      <text:list xml:id="list735576099" text:style-name="L6">
        <text:list-item>
          <text:p text:style-name="P54">-f sends 8 byte data after the IP header</text:p>
        </text:list-item>
        <text:list-item>
          <text:p text:style-name="P54">-<text:span text:style-name="T30">mtu number of bytes divisible by 8</text:span></text:p>
        </text:list-item>
        <text:list-item>
          <text:p text:style-name="P54">Can be used with other options like -sS, -p, etc.</text:p>
        </text:list-item>
        <text:list-item>
          <text:p text:style-name="P55">Sends IPv4 packets <text:span text:style-name="T34">but protocol is listed as TCP in IP packet. <text:s/>In other words, will send fragmented IPv4 packets with only “Data” instead of the TCP frame.</text:span></text:p>
        </text:list-item>
      </text:list>
      <text:p text:style-name="P8"/>
      <text:p text:style-name="P17"><text:soft-page-break/><text:span text:style-name="T5">sudo nmap -D &lt;</text:span><text:span text:style-name="T19">decoy_ip_1</text:span><text:span text:style-name="T5">&gt;,&lt;</text:span><text:span text:style-name="T19">decoy_ip_2</text:span><text:span text:style-name="T5">&gt;... &lt;target_ip&gt;</text:span></text:p>
      <text:list xml:id="list113961806" text:style-name="L7">
        <text:list-item>
          <text:p text:style-name="P56">Use <text:span text:style-name="T35">one to many decoy IPs.</text:span></text:p>
        </text:list-item>
        <text:list-item>
          <text:p text:style-name="P57">Makes it hard to determine for a system what IP is actually mine.</text:p>
        </text:list-item>
      </text:list>
      <text:p text:style-name="P8"/>
      <text:p text:style-name="P3"><text:span text:style-name="T14">s</text:span><text:span text:style-name="T12">udo nmap </text:span><text:span text:style-name="T5">-</text:span><text:span text:style-name="T12">P</text:span><text:span text:style-name="T13">R</text:span><text:span text:style-name="T12"> 192.168.1.0/24</text:span></text:p>
      <text:list xml:id="list2015588564" text:style-name="L8">
        <text:list-item>
          <text:p text:style-name="P58">ARP scan</text:p>
        </text:list-item>
        <text:list-item>
          <text:p text:style-name="P58">Faster and more reliable than IP-based scans because:</text:p>
        </text:list-item>
        <text:list-item>
          <text:p text:style-name="P58">Sends ARP and if get response back, know the host is up</text:p>
        </text:list-item>
      </text:list>
      <text:p text:style-name="P3"/>
      <text:p text:style-name="P7"><text:span text:style-name="T3">sudo nmap </text:span>-<text:span text:style-name="T3">A &lt;target_ip&gt;</text:span></text:p>
      <text:list xml:id="list1132598387" text:style-name="L9">
        <text:list-item>
          <text:p text:style-name="P71">Aggressive scan</text:p>
        </text:list-item>
      </text:list>
      <text:list xml:id="list252562133" text:style-name="L10">
        <text:list-item>
          <text:p text:style-name="P72">combines OS, version detection, script scanning, and traceroute</text:p>
        </text:list-item>
        <text:list-item>
          <text:p text:style-name="P72">Also open ports, services running on the ports and potential vulnerabilities</text:p>
        </text:list-item>
      </text:list>
      <text:p text:style-name="P34">ee</text:p>
      <text:p text:style-name="P6"><text:span text:style-name="T5">sudo nmap -sV &lt;target_ip&gt;</text:span> <text:s/>Detect services <text:span text:style-name="T4">(that have open ports)</text:span> and version running on target machine.</text:p>
      <text:p text:style-name="P3"/>
      <text:p text:style-name="P9">sudo nmap -sU --script nbstat.nse -p 137 &lt;target_ip&gt; </text:p>
      <text:list xml:id="list383871265" text:style-name="L11">
        <text:list-item>
          <text:p text:style-name="P73">Get the hostname of a computer (port 137 is important as that’s the NetBIOS Name Service)</text:p>
        </text:list-item>
        <text:list-item>
          <text:p text:style-name="P74">Port 137 (or 138) can be closed unless sharing resources like files and printers</text:p>
        </text:list-item>
      </text:list>
      <text:p text:style-name="P4"/>
      <text:p text:style-name="P4"><text:span text:style-name="T5">nmap –system-dns &lt;</text:span><text:span text:style-name="T8">target-ip&gt;</text:span><text:span text:style-name="T2"> Use system’s DNS resolver instead of its own custom DNS resolver for IP address to hostname</text:span></text:p>
      <text:p text:style-name="P4"/>
      <text:p text:style-name="P12"/>
      <text:p text:style-name="P13"/>
      <text:p text:style-name="P15"><text:span text:style-name="T5">nmap -6 <text:s/>&lt;target-v6-ip&gt;</text:span> Scan an IPv6 address</text:p>
      <text:p text:style-name="P18"/>
      <text:p text:style-name="P4"/>
      <text:p text:style-name="P5"><text:span text:style-name="T5">-</text:span><text:span text:style-name="T9">T4</text:span><text:span text:style-name="T25"> <text:s/></text:span><text:span text:style-name="T26">Timing “Template” scan. <text:s/></text:span><text:span text:style-name="T27">In this case, “4” means aggressive.</text:span></text:p>
      <text:list xml:id="list931376795" text:style-name="L12">
        <text:list-item>
          <text:p text:style-name="P75">paranoid|sneaky|polite|normal|aggressive|insane</text:p>
        </text:list-item>
        <text:list-item>
          <text:p text:style-name="P76">Typically use T4. <text:s/>Can use T5 but might be too aggressive.</text:p>
        </text:list-item>
        <text:list-item>
          <text:p text:style-name="P77"><text:span text:style-name="T28">S</text:span>impler than other timing scans</text:p>
        </text:list-item>
        <text:list-item>
          <text:p text:style-name="P78">T0 and T1 are good for avoiding IDS alerts, they can take a VERY long time.</text:p>
          <text:list>
            <text:list-item>
              <text:p text:style-name="P79">They only scan one port at a time.</text:p>
            </text:list-item>
            <text:list-item>
              <text:p text:style-name="P79">T0 waits 5 minutes before scanning next port</text:p>
            </text:list-item>
            <text:list-item>
              <text:p text:style-name="P79">T1 (waits 15 sec) and T2 (waits 0.4 sec)</text:p>
            </text:list-item>
          </text:list>
        </text:list-item>
        <text:list-item>
          <text:p text:style-name="P80">T3 is nmap’s default behavior</text:p>
        </text:list-item>
      </text:list>
      <text:list xml:id="list3027012725" text:style-name="L13">
        <text:list-item>
          <text:p text:style-name="P81">Same thing as setting timing params:</text:p>
        </text:list-item>
        <text:list-item>
          <text:p text:style-name="P82">--max-rtt-timeout 1250ms --min-rtt-timeout 100ms --initial-rtt-timeout 500ms --max-retries 6 and sets the maximum TCP and SCTP scan delay to 10ms</text:p>
        </text:list-item>
      </text:list>
      <text:p text:style-name="P19"/>
      <text:h text:style-name="P36" text:outline-level="2">Ping Scans</text:h>
      <text:p text:style-name="P28">-<text:span text:style-name="T48">PE Ping scan, standard method used by ping.</text:span></text:p>
      <text:p text:style-name="P28">-<text:span text:style-name="T49">PS443 TCP SYN to port 443</text:span></text:p>
      <text:p text:style-name="P28">-<text:span text:style-name="T49">PA80 TCP ACK scan to port 80</text:span></text:p>
      <text:p text:style-name="P19"/>
      <text:h text:style-name="P37" text:outline-level="2">(IP ID) Fragment ID Number</text:h>
      <text:list xml:id="list3577606181" text:style-name="L14">
        <text:list-item>
          <text:p text:style-name="P108">Used to detect when a firewall or IDS is forging packets</text:p>
        </text:list-item>
        <text:list-item>
          <text:p text:style-name="P107"><text:soft-page-break/>Every packet on the internet has an IP ID</text:p>
        </text:list-item>
        <text:list-item>
          <text:p text:style-name="P109">Many OSs bump the number by one. <text:s/>Therefore IDS can tell how many packets an attacker has sent since last probe.</text:p>
        </text:list-item>
        <text:list-item>
          <text:p text:style-name="P110">Looks like Kali does not <text:span text:style-name="T57">have sequential numbers</text:span> but MAC <text:span text:style-name="T58">and Windows does too.</text:span></text:p>
        </text:list-item>
      </text:list>
      <text:p text:style-name="Standard"/>
      <text:h text:style-name="P38" text:outline-level="2">Idle Scans</text:h>
      <text:list xml:id="list3072808042" text:style-name="L15">
        <text:list-item>
          <text:p text:style-name="P84">Looks like can’t do this on any of my machines, MAC has All Zeros, Kali looks to drop the packets, and Windows, not sure, that one may work without a firewall.</text:p>
        </text:list-item>
        <text:list-item>
          <text:p text:style-name="P85">Make sure that zombie IP is directly after -sI arg</text:p>
        </text:list-item>
        <text:list-item>
          <text:p text:style-name="P86">Look at diagram <text:a xlink:type="simple" xlink:href="https://nmap.org/book/idlescan.html" text:style-name="Internet_20_link" text:visited-style-name="Visited_20_Internet_20_Link">https://nmap.org/book/idlescan.html</text:a></text:p>
        </text:list-item>
        <text:list-item>
          <text:p text:style-name="P87">Does not <text:span text:style-name="T53">hit</text:span> the target directly from the host.</text:p>
        </text:list-item>
        <text:list-item>
          <text:p text:style-name="P87"><text:span text:style-name="T5">-</text:span><text:span text:style-name="T21">Pn</text:span><text:span text:style-name="T56"> is needed so that ping scans are not sent to target from attacker’s real IP.</text:span></text:p>
        </text:list-item>
        <text:list-item>
          <text:p text:style-name="P88">Unlike Decoys where attacker IP is sent is some packets, Idle does not use attackers IP at all</text:p>
        </text:list-item>
        <text:list-item>
          <text:p text:style-name="P104">KEY is that this scan shows ports open from the zombie’s perspective. <text:s/>Normal scan from attacker might not show all open ports due to firewalls, etc.</text:p>
        </text:list-item>
        <text:list-item>
          <text:p text:style-name="P87">Bounces the <text:span text:style-name="T54">packet</text:span> off of a zombie host.</text:p>
        </text:list-item>
        <text:list-item>
          <text:p text:style-name="P105">Network printers are good for zombies because they are usually low on IP traffic and usually have simple network stacks vulnerable to IP ID traffic.</text:p>
        </text:list-item>
        <text:list-item>
          <text:p text:style-name="P87">IDS reports will finger the zombie as the attacker</text:p>
          <text:list>
            <text:list-item>
              <text:p text:style-name="P89">Used to frame someone for something</text:p>
            </text:list-item>
          </text:list>
        </text:list-item>
        <text:list-item>
          <text:p text:style-name="P90">If closed or filtered attacker still measures the same result, namely IP ID increase of 1.</text:p>
        </text:list-item>
        <text:list-item>
          <text:p text:style-name="P90">When nmap sees increase of 1, marks the port as closed|filtered because not sure.</text:p>
        </text:list-item>
        <text:list-item>
          <text:p text:style-name="P59"><text:span text:style-name="T32">C</text:span><text:span text:style-name="T31">onsists of three parts:</text:span></text:p>
          <text:list>
            <text:list-item>
              <text:p text:style-name="P91">Probe the zombie’s IP ID and record it.</text:p>
            </text:list-item>
            <text:list-item>
              <text:p text:style-name="P91">Forge a SYN packet from zombie and send it to desired port on target</text:p>
              <text:list>
                <text:list-item>
                  <text:p text:style-name="P91">Depending on port state, target’s reaction may or may not cause zombie IP ID to be incremented.</text:p>
                </text:list-item>
              </text:list>
            </text:list-item>
            <text:list-item>
              <text:p text:style-name="P91">Probe zombie’s IP ID again.</text:p>
              <text:list>
                <text:list-item>
                  <text:p text:style-name="P91">Target port state is determined by comparing new IP ID with one recorded in step 1.</text:p>
                </text:list-item>
              </text:list>
            </text:list-item>
          </text:list>
        </text:list-item>
        <text:list-item>
          <text:p text:style-name="P60"><text:span text:style-name="T33">At least four</text:span><text:span text:style-name="T31"> possible outcomes of the zombie’s IP ID</text:span></text:p>
          <text:list>
            <text:list-item>
              <text:p text:style-name="P92">All Zeros</text:p>
              <text:list>
                <text:list-item>
                  <text:p text:style-name="P92">Can not use as a zombie</text:p>
                </text:list-item>
                <text:list-item>
                  <text:p text:style-name="P93">All outbound packets are IP ID of zero regardless of sequence</text:p>
                </text:list-item>
              </text:list>
            </text:list-item>
            <text:list-item>
              <text:p text:style-name="P94">Increase by 1</text:p>
              <text:list>
                <text:list-item>
                  <text:p text:style-name="P94">Zombie has not send out any packets except for its reply to attacker’s probe.</text:p>
                </text:list-item>
                <text:list-item>
                  <text:p text:style-name="P94">Means port is not open (target send out RST (in response to SYN/RST) or nothing at all.</text:p>
                </text:list-item>
              </text:list>
            </text:list-item>
            <text:list-item>
              <text:p text:style-name="P94">Increase by 2</text:p>
              <text:list>
                <text:list-item>
                  <text:p text:style-name="P95">Zombie sent out a packet between the two probes.</text:p>
                </text:list-item>
                <text:list-item>
                  <text:p text:style-name="P95">Usually means the port is open.</text:p>
                </text:list-item>
                <text:list-item>
                  <text:p text:style-name="P95">Target sent the zombie a SYN/ACK in response to forged SYN which induced a RST packet from the zombie.</text:p>
                </text:list-item>
              </text:list>
            </text:list-item>
            <text:list-item>
              <text:p text:style-name="P94">Increase is larger than 2</text:p>
              <text:list>
                <text:list-item>
                  <text:p text:style-name="P94">Zombie either does not have predictable IP IDs or is engaged in comms unrelated to Idle scan</text:p>
                </text:list-item>
              </text:list>
            </text:list-item>
          </text:list>
        </text:list-item>
      </text:list>
      <text:h text:style-name="P42" text:outline-level="3">Problems with Idle Scans</text:h>
      <text:list xml:id="list110052053" text:style-name="L16">
        <text:list-item>
          <text:p text:style-name="P111">Can take a whole lot longer.</text:p>
        </text:list-item>
        <text:list-item>
          <text:p text:style-name="P112">IPSs may implement egress filtering to prevent these kinds of scans.</text:p>
          <text:list>
            <text:list-item>
              <text:p text:style-name="P112">Nmap will tell you if this is the case.</text:p>
            </text:list-item>
            <text:list-item>
              <text:p text:style-name="P112"><text:soft-page-break/>Can try to use a different IP on the same ISP network, sometimes filtering only bl<text:span text:style-name="T55">o</text:span>cks spoofing of IPs that are outside of the range used by customer.</text:p>
            </text:list-item>
          </text:list>
        </text:list-item>
      </text:list>
      <text:h text:style-name="P43" text:outline-level="3">Detecting good zombies</text:h>
      <text:list xml:id="list178696875" text:style-name="L17">
        <text:list-item>
          <text:p text:style-name="P113">Run nmap -O scan making sure to have -v</text:p>
        </text:list-item>
        <text:list-item>
          <text:p text:style-name="P114">This will print the IP ID Sequence Generation</text:p>
          <text:list>
            <text:list-item>
              <text:p text:style-name="P114">If Incremental or Broken little-endian incremental, host is good for zombie.</text:p>
            </text:list-item>
          </text:list>
        </text:list-item>
      </text:list>
      <text:h text:style-name="Heading_20_2" text:outline-level="2">Firewall <text:span text:style-name="T47">Subversion</text:span></text:h>
      <text:p text:style-name="P19"><text:a xlink:type="simple" xlink:href="https://nmap.org/book/firewall-subversion.html#fw-subversion-example" text:style-name="Internet_20_link" text:visited-style-name="Visited_20_Internet_20_Link">https://nmap.org/book/firewall-subversion.html#fw-subversion-example</text:a></text:p>
      <text:p text:style-name="P19"/>
      <text:list xml:id="list4167485957" text:style-name="L18">
        <text:list-item>
          <text:p text:style-name="P83">--<text:span text:style-name="T50">ip-options Send packet with specified IP options</text:span></text:p>
        </text:list-item>
        <text:list-item>
          <text:p text:style-name="P103">Can be used to evade firewall/IDS and spoofing</text:p>
        </text:list-item>
        <text:list-item>
          <text:p text:style-name="P106">sudo nmap -n -sn -PE --ip-options "L 10.10.6.60" --reason 10.10.<text:span text:style-name="T51">10</text:span>.<text:span text:style-name="T51">7</text:span></text:p>
          <text:list>
            <text:list-item>
              <text:p text:style-name="P96"><text:span text:style-name="T1">-</text:span><text:span text:style-name="T52">n </text:span><text:span text:style-name="T1">don’t do DNS reverse lookups</text:span></text:p>
            </text:list-item>
            <text:list-item>
              <text:p text:style-name="P96">-<text:span text:style-name="T52">sn don’t do any port scanning (I guess “scan none”)</text:span></text:p>
            </text:list-item>
            <text:list-item>
              <text:p text:style-name="P96">-<text:span text:style-name="T52">PE Ping scan (standard method used by ping</text:span></text:p>
            </text:list-item>
            <text:list-item>
              <text:p text:style-name="P97">“L” loose source routing</text:p>
              <text:list>
                <text:list-item>
                  <text:p text:style-name="P97">Specify one or more IPs to use for the desired network hops</text:p>
                </text:list-item>
              </text:list>
            </text:list-item>
            <text:list-item>
              <text:p text:style-name="P98">Last arg is the destination IP</text:p>
            </text:list-item>
          </text:list>
        </text:list-item>
      </text:list>
      <text:p text:style-name="P19"/>
      <text:p text:style-name="P23">MAC Address Spoofing</text:p>
      <text:list xml:id="list1716605083" text:style-name="L19">
        <text:list-item>
          <text:p text:style-name="P99">Usually only good for network edges</text:p>
        </text:list-item>
        <text:list-item>
          <text:p text:style-name="P100">Can be used to gain access to a network.</text:p>
        </text:list-item>
        <text:list-item>
          <text:p text:style-name="P101">Use –spoof-mac (for digits, use hex)</text:p>
        </text:list-item>
        <text:list-item>
          <text:p text:style-name="P102">Have to use --send-eth to tell it what interface to use.</text:p>
        </text:list-item>
        <text:list-item>
          <text:p text:style-name="P101">Can use any of the following:</text:p>
          <text:list>
            <text:list-item>
              <text:p text:style-name="P101">Apple – Creates a random MAC where first three bytes are assigned to apple</text:p>
            </text:list-item>
            <text:list-item>
              <text:p text:style-name="P101">0 – Generate totally random MAC</text:p>
            </text:list-item>
            <text:list-item>
              <text:p text:style-name="P101">010203 – Use these first three bytes then random for last three.</text:p>
            </text:list-item>
            <text:list-item>
              <text:p text:style-name="P101">01:02:03:04:05:06 – Use this specific MAC address</text:p>
            </text:list-item>
          </text:list>
        </text:list-item>
      </text:list>
      <text:p text:style-name="P20"/>
      <text:p text:style-name="P24">DNS Proxying</text:p>
      <text:p text:style-name="P25"><text:span text:style-name="T37">If port scanning, since nmap does rDNS against every responsive host, an IDS or log files can log the DNS </text:span><text:span text:style-name="T38">probes (lookups)</text:span><text:span text:style-name="T37">. <text:s/></text:span><text:span text:style-name="T46">The DNS probes will come from the DNS server configured for the machine running nmap which is usually the ISP’s server</text:span><text:span text:style-name="T38"> (though can be your own).</text:span></text:p>
      <text:p text:style-name="P21"/>
      <text:p text:style-name="P26"><text:span text:style-name="T38">C</text:span><text:span text:style-name="T37">an use </text:span>-n<text:span text:style-name="T37"> but loose information that may be needed so:</text:span></text:p>
      <text:p text:style-name="P21"/>
      <text:p text:style-name="P25"><text:span text:style-name="T37">To get around this is to use </text:span>–dns-servers &lt;dns_ips&gt; <text:span text:style-name="T37">so for example:</text:span></text:p>
      <text:p text:style-name="P22"/>
      <text:p text:style-name="P24"><text:span text:style-name="T37"><text:tab/></text:span>nmap --dns-servers 4.2.2.1,4.2.2.2 -sL 192.168.1.0/24</text:p>
      <text:p text:style-name="P27"/>
      <text:p text:style-name="P10">sudo nmap -vv -n -sn -PE -T4 --packet-trace 192.168.1.182</text:p>
      <text:list xml:id="list1266410887" text:style-name="L20">
        <text:list-item>
          <text:p text:style-name="P61">-vv very verbose</text:p>
        </text:list-item>
        <text:list-item>
          <text:p text:style-name="P61">-n Don’t do rDNS</text:p>
        </text:list-item>
        <text:list-item>
          <text:p text:style-name="P48"><text:span text:style-name="T37">-sn </text:span><text:span text:style-name="T40">Don’t do a port scan, only send ICMP to determine if a host is up</text:span></text:p>
        </text:list-item>
        <text:list-item>
          <text:p text:style-name="P62">-PE Do a ping scan (just like normal ping command)</text:p>
        </text:list-item>
        <text:list-item>
          <text:p text:style-name="P62">--packet-trace Display all packets involved in the scan.</text:p>
          <text:list>
            <text:list-item>
              <text:p text:style-name="P49"><text:span text:style-name="T40">A</text:span><text:span text:style-name="T37">lso displays other info, looks like function calls and the result of them</text:span></text:p>
            </text:list-item>
          </text:list>
        </text:list-item>
      </text:list>
      <text:p text:style-name="P29"/>
      <text:p text:style-name="P27"/>
      <text:p text:style-name="P35"><text:soft-page-break/>Proxies</text:p>
      <text:list xml:id="list885582152" text:style-name="L21">
        <text:list-item>
          <text:p text:style-name="P115"><text:a xlink:type="simple" xlink:href="https://openproxylist.com/proxy/" text:style-name="Internet_20_link" text:visited-style-name="Visited_20_Internet_20_Link"><text:span text:style-name="T39">https://openproxylist.com/proxy/</text:span></text:a></text:p>
        </text:list-item>
      </text:list>
      <text:h text:style-name="P39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07:09:56.464399317</meta:creation-date>
    <meta:generator>LibreOffice/7.0.4.2$Linux_X86_64 LibreOffice_project/00$Build-2</meta:generator>
    <dc:date>2025-09-01T13:29:58.170811383</dc:date>
    <meta:editing-duration>P17DT16H5M6S</meta:editing-duration>
    <meta:editing-cycles>172</meta:editing-cycles>
    <meta:document-statistic meta:table-count="0" meta:image-count="0" meta:object-count="0" meta:page-count="5" meta:paragraph-count="154" meta:word-count="1575" meta:character-count="8317" meta:non-whitespace-character-count="7005"/>
  </office:meta>
</office:document-meta>
</file>